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23.58mm" svg:y="1mm">
            <draw:object draw:notify-on-update-of-ranges="   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data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rial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42.3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2.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2.1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42.0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42.0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2.4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42.0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42.3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42.0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41.9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41.9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41.9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42.0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42.0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42.3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41.9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41.98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41.94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42.68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46.94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arallel (no vec)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1.9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1.5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31.4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31.4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31.4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31.6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31.4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31.4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31.4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31.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31.4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31.5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31.4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31.5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31.6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31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31.43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31.47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31.43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31.44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arallel (opencl)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2.0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1.6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31.6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31.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31.6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31.6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31.6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31.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31.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31.6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31.6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31.6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31.6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31.6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31.6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31.6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31.6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31.6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31.6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31.6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15:46:49.970000000</meta:creation-date>
    <dc:date>2018-11-28T15:50:56.414000000</dc:date>
    <meta:editing-duration>PT4M8S</meta:editing-duration>
    <meta:editing-cycles>4</meta:editing-cycles>
    <meta:generator>LibreOffice/6.1.0.3$Windows_X86_64 LibreOffice_project/efb621ed25068d70781dc026f7e9c5187a4decd1</meta:generator>
    <meta:document-statistic meta:table-count="2" meta:cell-count="12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0cm" svg:y="0cm" style:legend-expansion="custom" chartooo:width="16cm" chartooo:height="9cm" style:legend-expansion-aspect-ratio="1.77777777777778" chart:style-name="ch2"/>
        <chart:plot-area chart:style-name="ch3" svg:x="0.32cm" svg:y="0.18cm" svg:width="15.36cm" svg:height="8.64cm">
          <chartooo:coordinate-region svg:x="0.941cm" svg:y="0.379cm" svg:width="14.739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" chart:class="chart:bar">
            <chart:data-point/>
          </chart:series>
          <chart:series chart:style-name="ch8" chart:values-cell-range-address="" chart:class="chart:bar">
            <chart:data-point/>
            <loext:propertry-mapping loext:property="BorderColor" loext:cell-range-address=""/>
          </chart:series>
          <chart:series chart:style-name="ch9" chart:values-cell-range-address="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